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 style:text-autospace="none"/>
    </style:style>
    <style:style style:name="P6" style:family="paragraph">
      <loext:graphic-properties draw:fill="none" draw:fill-color="#ffffff"/>
      <style:paragraph-properties fo:line-height="100%"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align="center" fo:text-indent="0cm" style:text-autospace="none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Arial" fo:font-size="30pt" fo:text-shadow="1pt 1pt" style:font-size-asian="40pt" style:font-size-complex="40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18.288cm" svg:height="3.063cm" svg:x="5.08cm" svg:y="0.762cm">
          <draw:text-box>
            <text:p text:style-name="P1"><text:span text:style-name="T1">HYMN #700</text:span></text:p>
            <text:p text:style-name="P1"><text:span text:style-name="T2">“</text:span><text:span text:style-name="T2">Love Divine, All Loves Excell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5.146cm" svg:height="7.112cm" svg:x="1.524cm" svg:y="0.762cm">
          <draw:text-box>
            <text:p text:style-name="P1"><text:span text:style-name="T3">1. </text:span><text:span text:style-name="T4">Love divine, all loves excelling,</text:span><text:span text:style-name="T4"><text:line-break/></text:span><text:span text:style-name="T4">Joy of heav’n, to earth come down!</text:span><text:span text:style-name="T4"><text:line-break/></text:span><text:span text:style-name="T4">Fix in us Thy humble dwelling,</text:span><text:span text:style-name="T4"><text:line-break/></text:span><text:span text:style-name="T4">All Thy faithful mercies cr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4" draw:layer="layout" svg:width="25.146cm" svg:height="7.011cm" svg:x="1.524cm" svg:y="0.762cm">
          <draw:text-box>
            <text:p text:style-name="P1"><text:span text:style-name="T4">Jesus, Thou art all compassion,</text:span><text:span text:style-name="T4"><text:line-break/></text:span><text:span text:style-name="T4">Pure, unbounded love Thou art;</text:span><text:span text:style-name="T4"><text:line-break/></text:span><text:span text:style-name="T4">Visit us with Thy salvation,</text:span><text:span text:style-name="T4"><text:line-break/></text:span><text:span text:style-name="T4">Enter ev’ry trembling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5" draw:text-style-name="P6" draw:layer="layout" svg:width="24.384cm" svg:height="7.366cm" svg:x="1.778cm" svg:y="0.762cm">
          <draw:text-box>
            <text:p text:style-name="P5"><text:span text:style-name="T5">2. </text:span><text:span text:style-name="T6">Breathe, O breathe Thy loving Spirit</text:span><text:span text:style-name="T6"><text:line-break/></text:span><text:span text:style-name="T6">Into ev’ry troubled breast;</text:span><text:span text:style-name="T6"><text:line-break/></text:span><text:span text:style-name="T6">Let us all in Thee inherit;</text:span><text:span text:style-name="T6"><text:line-break/></text:span><text:span text:style-name="T6">Let us find Thy promised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4" draw:text-style-name="P6" draw:layer="layout" svg:width="24.638cm" svg:height="7.011cm" svg:x="1.524cm" svg:y="0.762cm">
          <draw:text-box>
            <text:p text:style-name="P5"><text:span text:style-name="T6">Take away the love of sinning;</text:span><text:span text:style-name="T6"><text:line-break/></text:span><text:span text:style-name="T6">Alpha and Omega be;</text:span><text:span text:style-name="T6"><text:line-break/></text:span><text:span text:style-name="T6">End of faith, as its beginning,</text:span><text:span text:style-name="T6"><text:line-break/></text:span><text:span text:style-name="T6">Set our hearts at liber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4" draw:text-style-name="P6" draw:layer="layout" svg:width="24.892cm" svg:height="7.011cm" svg:x="1.524cm" svg:y="0.762cm">
          <draw:text-box>
            <text:p text:style-name="P5"><text:span text:style-name="T5">3. </text:span><text:span text:style-name="T6">Come, Almighty, to deliver;</text:span><text:span text:style-name="T6"><text:line-break/></text:span><text:span text:style-name="T6">Let us all Thy life receive;</text:span><text:span text:style-name="T6"><text:line-break/></text:span><text:span text:style-name="T6">Suddenly return, and never,</text:span><text:span text:style-name="T6"><text:line-break/></text:span><text:span text:style-name="T6">Nevermore Thy temples le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4" draw:text-style-name="P6" draw:layer="layout" svg:width="24.892cm" svg:height="7.011cm" svg:x="1.524cm" svg:y="0.762cm">
          <draw:text-box>
            <text:p text:style-name="P5"><text:span text:style-name="T6">Thee we would be always blessing,</text:span><text:span text:style-name="T6"><text:line-break/></text:span><text:span text:style-name="T6">Serve Thee as Thy hosts above,</text:span><text:span text:style-name="T6"><text:line-break/></text:span><text:span text:style-name="T6">Pray and praise Thee without ceasing,</text:span><text:span text:style-name="T6"><text:line-break/></text:span><text:span text:style-name="T6">Glory in Thy perfect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4" draw:text-style-name="P9" draw:layer="layout" svg:width="24.638cm" svg:height="7.011cm" svg:x="1.778cm" svg:y="0.762cm">
          <draw:text-box>
            <text:p text:style-name="P8"><text:span text:style-name="T5">4. </text:span><text:span text:style-name="T6">Finish then Thy new creation,</text:span></text:p>
            <text:p text:style-name="P8"><text:span text:style-name="T6"><text:s text:c="3"/></text:span><text:span text:style-name="T6">Pure and spotless let us be;</text:span></text:p>
            <text:p text:style-name="P8"><text:span text:style-name="T6"><text:s text:c="3"/></text:span><text:span text:style-name="T6">Let us see Thy great salvation</text:span></text:p>
            <text:p text:style-name="P8"><text:span text:style-name="T6"><text:s text:c="3"/></text:span><text:span text:style-name="T6">Perfectly restored in Th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draw:frame draw:style-name="gr6" draw:text-style-name="P12" draw:layer="layout" svg:width="24.638cm" svg:height="11.253cm" svg:x="1.778cm" svg:y="0.762cm">
          <draw:text-box>
            <text:p text:style-name="P8"><text:span text:style-name="T6">Changed from glory into glory,</text:span></text:p>
            <text:p text:style-name="P8"><text:span text:style-name="T6">Till in heav’n we take our place,</text:span></text:p>
            <text:p text:style-name="P8"><text:span text:style-name="T6">Till we cast our crowns before Thee,</text:span></text:p>
            <text:p text:style-name="P8"><text:span text:style-name="T6">Lost in wonder, love, and praise!</text:span></text:p>
            <text:p text:style-name="P10"><text:span text:style-name="T7"/></text:p>
            <text:p text:style-name="P11"><text:span text:style-name="T8"/></text:p>
            <text:p text:style-name="P11"><text:span text:style-name="T8"/></text:p>
            <text:p text:style-name="P11"><text:span text:style-name="T9"><text:s text:c="10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4T12:22:37.314000000</meta:creation-date>
    <dc:date>2019-02-23T13:11:51.719000000</dc:date>
    <meta:editing-duration>PT26M57S</meta:editing-duration>
    <meta:editing-cycles>18</meta:editing-cycles>
    <meta:generator>LibreOffice/6.1.3.2$Windows_X86_64 LibreOffice_project/86daf60bf00efa86ad547e59e09d6bb77c699acb</meta:generator>
    <meta:document-statistic meta:object-count="156"/>
  </office:meta>
</office:document-meta>
</file>